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Tabel3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3.A" style:family="table-column">
      <style:table-column-properties style:column-width="0.621cm"/>
    </style:style>
    <style:style style:name="Tabel3.B" style:family="table-column">
      <style:table-column-properties style:column-width="24.373cm"/>
    </style:style>
    <style:style style:name="Tabel3.1" style:family="table-row">
      <style:table-row-properties style:min-row-height="0.445cm" fo:background-color="transparent">
        <style:background-image/>
      </style:table-row-properties>
    </style:style>
    <style:style style:name="Tabel3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4" style:family="table">
      <style:table-properties style:width="25.024cm" fo:margin-left="0.078cm" fo:break-before="page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1.809cm"/>
    </style:style>
    <style:style style:name="Tabel4.C" style:family="table-column">
      <style:table-column-properties style:column-width="12.527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24.994cm" fo:margin-left="0.108cm" table:align="left" style:writing-mode="lr-tb"/>
    </style:style>
    <style:style style:name="Tabel7.A" style:family="table-column">
      <style:table-column-properties style:column-width="0.688cm"/>
    </style:style>
    <style:style style:name="Tabel7.B" style:family="table-column">
      <style:table-column-properties style:column-width="11.809cm"/>
    </style:style>
    <style:style style:name="Tabel7.C" style:family="table-column">
      <style:table-column-properties style:column-width="12.497cm"/>
    </style:style>
    <style:style style:name="Tabel7.A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8" style:family="table">
      <style:table-properties style:width="25.726cm" fo:margin-left="-0.026cm" table:align="left" style:writing-mode="lr-tb"/>
    </style:style>
    <style:style style:name="Tabel8.A" style:family="table-column">
      <style:table-column-properties style:column-width="1.928cm"/>
    </style:style>
    <style:style style:name="Tabel8.B" style:family="table-column">
      <style:table-column-properties style:column-width="3.394cm"/>
    </style:style>
    <style:style style:name="Tabel8.C" style:family="table-column">
      <style:table-column-properties style:column-width="3.618cm"/>
    </style:style>
    <style:style style:name="Tabel8.D" style:family="table-column">
      <style:table-column-properties style:column-width="3.678cm"/>
    </style:style>
    <style:style style:name="Tabel8.E" style:family="table-column">
      <style:table-column-properties style:column-width="3.408cm"/>
    </style:style>
    <style:style style:name="Tabel8.F" style:family="table-column">
      <style:table-column-properties style:column-width="4.708cm"/>
    </style:style>
    <style:style style:name="Tabel8.G" style:family="table-column">
      <style:table-column-properties style:column-width="4.994cm"/>
    </style:style>
    <style:style style:name="Tabel8.1" style:family="table-row">
      <style:table-row-properties style:min-row-height="1.002cm" fo:keep-together="auto"/>
    </style:style>
    <style:style style:name="Tabel8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8.G1" style:family="table-cell">
      <style:table-cell-properties style:vertical-align="top" fo:padding="0.191cm" fo:border="0.5pt solid #000000" style:writing-mode="lr-tb"/>
    </style:style>
    <style:style style:name="Tabel8.2" style:family="table-row">
      <style:table-row-properties style:row-height="1.903cm" fo:keep-together="auto"/>
    </style:style>
    <style:style style:name="Tabel8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8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8.3" style:family="table-row">
      <style:table-row-properties style:row-height="1.69cm" fo:keep-together="auto"/>
    </style:style>
    <style:style style:name="Tabel8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8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Tabel8.4" style:family="table-row">
      <style:table-row-properties style:row-height="1.563cm" fo:keep-together="auto"/>
    </style:style>
    <style:style style:name="Tabel8.5" style:family="table-row">
      <style:table-row-properties style:row-height="1.704cm" fo:keep-together="auto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1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891b27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2584bf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584bf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59851c" officeooo:paragraph-rsid="02840e7a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center" style:justify-single-word="false"/>
      <style:text-properties officeooo:paragraph-rsid="02584bfb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text-align="center" style:justify-single-word="false"/>
      <style:text-properties officeooo:paragraph-rsid="02a7122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807b5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Footnote">
      <style:text-properties officeooo:rsid="0268f29a" officeooo:paragraph-rsid="0280eef3"/>
    </style:style>
    <style:style style:name="P16" style:family="paragraph" style:parent-style-name="Footnote">
      <style:text-properties officeooo:rsid="0268f29a" officeooo:paragraph-rsid="0281958a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1fb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text-properties officeooo:paragraph-rsid="02584bfb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25cf310" officeooo:paragraph-rsid="02584bfb" style:font-weight-asian="bold" style:font-weight-complex="bold"/>
    </style:style>
    <style:style style:name="P20" style:family="paragraph" style:parent-style-name="Table_20_Contents">
      <style:text-properties fo:font-weight="bold" officeooo:rsid="025cf310" officeooo:paragraph-rsid="02584bfb" style:font-weight-asian="bold" style:font-weight-complex="bold"/>
    </style:style>
    <style:style style:name="P21" style:family="paragraph" style:parent-style-name="Standard">
      <style:paragraph-properties fo:text-align="center" style:justify-single-word="false" style:writing-mode="lr-tb"/>
      <style:text-properties officeooo:paragraph-rsid="027872f3"/>
    </style:style>
    <style:style style:name="P22" style:family="paragraph" style:parent-style-name="Table_20_Contents">
      <style:text-properties officeooo:rsid="025cf310" officeooo:paragraph-rsid="02584bfb"/>
    </style:style>
    <style:style style:name="P23" style:family="paragraph" style:parent-style-name="Table_20_Contents">
      <style:text-properties officeooo:rsid="025cf310" officeooo:paragraph-rsid="0264949e"/>
    </style:style>
    <style:style style:name="P24" style:family="paragraph" style:parent-style-name="Table_20_Contents">
      <style:text-properties fo:font-weight="bold" officeooo:rsid="025cf310" officeooo:paragraph-rsid="0264949e" style:font-weight-asian="bold" style:font-weight-complex="bold"/>
    </style:style>
    <style:style style:name="P25" style:family="paragraph" style:parent-style-name="Table_20_Contents">
      <style:text-properties officeooo:rsid="025cf310" officeooo:paragraph-rsid="026ecec1"/>
    </style:style>
    <style:style style:name="P26" style:family="paragraph" style:parent-style-name="Standard" style:list-style-name="L1">
      <style:text-properties officeooo:paragraph-rsid="0215050e"/>
    </style:style>
    <style:style style:name="P27" style:family="paragraph" style:parent-style-name="Standard">
      <style:text-properties officeooo:paragraph-rsid="01be4eb0"/>
    </style:style>
    <style:style style:name="P28" style:family="paragraph" style:parent-style-name="Standard">
      <style:paragraph-properties fo:text-align="center" style:justify-single-word="false" style:writing-mode="lr-tb"/>
      <style:text-properties officeooo:paragraph-rsid="0277b477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Footnote">
      <style:text-properties officeooo:paragraph-rsid="0219eedd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officeooo:paragraph-rsid="0175b6b8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officeooo:paragraph-rsid="0268327e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a4ebd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7faad6"/>
    </style:style>
    <style:style style:name="P38" style:family="paragraph" style:parent-style-name="Footnote">
      <style:text-properties officeooo:rsid="0268f29a" officeooo:paragraph-rsid="027028eb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cd01f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83c999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officeooo:paragraph-rsid="02701286" style:font-size-asian="12pt" style:font-size-complex="12pt"/>
    </style:style>
    <style:style style:name="P42" style:family="paragraph" style:parent-style-name="Standard" style:list-style-name="L2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6cd01f"/>
    </style:style>
    <style:style style:name="P4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6cd01f"/>
    </style:style>
    <style:style style:name="P44" style:family="paragraph" style:parent-style-name="Standard" style:list-style-name="L2">
      <style:text-properties officeooo:paragraph-rsid="026ca022"/>
    </style:style>
    <style:style style:name="P45" style:family="paragraph" style:parent-style-name="Standard" style:list-style-name="L2">
      <style:text-properties officeooo:paragraph-rsid="01d1c20a"/>
    </style:style>
    <style:style style:name="P46" style:family="paragraph" style:parent-style-name="Standard">
      <style:text-properties officeooo:paragraph-rsid="0103e699"/>
    </style:style>
    <style:style style:name="P4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20686f0" style:font-size-asian="12pt" style:font-size-complex="12pt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06719c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1170d3c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18594f" officeooo:paragraph-rsid="013f2347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b1d963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a0666e" officeooo:paragraph-rsid="013f2347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94786a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3a783" officeooo:paragraph-rsid="013f2347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officeooo:rsid="013dab0d" officeooo:paragraph-rsid="013dab0d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b0886" officeooo:paragraph-rsid="013f2347" style:font-size-asian="12pt" style:font-size-complex="12pt"/>
    </style:style>
    <style:style style:name="P64" style:family="paragraph" style:parent-style-name="Standard">
      <style:text-properties officeooo:paragraph-rsid="02717261"/>
    </style:style>
    <style:style style:name="P65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2849d" style:font-size-asian="12pt" style:font-size-complex="12pt"/>
    </style:style>
    <style:style style:name="P66" style:family="paragraph" style:parent-style-name="Standard">
      <style:paragraph-properties style:snap-to-layout-grid="false"/>
      <style:text-properties style:font-name="Liberation Sans1" fo:font-size="12pt" fo:language="en" fo:country="US" officeooo:paragraph-rsid="02717261" style:font-size-asian="12pt" style:font-size-complex="12pt"/>
    </style:style>
    <style:style style:name="P67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2717261" officeooo:paragraph-rsid="02717261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style:snap-to-layout-grid="false"/>
      <style:text-properties style:font-name="Liberation Sans1" fo:font-size="12pt" fo:language="nl" fo:country="NL" officeooo:rsid="02717261" officeooo:paragraph-rsid="02717261" style:font-size-asian="12pt" style:font-size-complex="12pt"/>
    </style:style>
    <style:style style:name="P69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17261" style:font-size-asian="12pt" style:font-size-complex="12pt"/>
    </style:style>
    <style:style style:name="P70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2717261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17261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language="en" fo:country="US" fo:font-weight="normal" officeooo:rsid="01124234" officeooo:paragraph-rsid="02717261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1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language="en" fo:country="US" fo:font-style="normal" officeooo:rsid="02584bf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" style:family="text">
      <style:text-properties fo:color="#000000" loext:opacity="100%" style:text-line-through-style="none" style:text-line-through-type="none" fo:language="nl" fo:country="NL" fo:font-weight="normal" officeooo:rsid="02584bfb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1" fo:font-size="12pt" style:font-size-asian="12pt" style:font-size-complex="12pt"/>
    </style:style>
    <style:style style:name="T14" style:family="text">
      <style:text-properties style:font-size-asian="12pt" style:font-size-complex="12pt"/>
    </style:style>
    <style:style style:name="T15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80eef3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027d8dd1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807b5b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6bdfb8"/>
    </style:style>
    <style:style style:name="T28" style:family="text">
      <style:text-properties officeooo:rsid="0281958a"/>
    </style:style>
    <style:style style:name="T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84b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2" style:family="text">
      <style:text-properties officeooo:rsid="026350df"/>
    </style:style>
    <style:style style:name="T33" style:family="text">
      <style:text-properties officeooo:rsid="027028eb"/>
    </style:style>
    <style:style style:name="T34" style:family="text">
      <style:text-properties officeooo:rsid="0289b300"/>
    </style:style>
    <style:style style:name="T35" style:family="text">
      <style:text-properties officeooo:rsid="025d598d"/>
    </style:style>
    <style:style style:name="T36" style:family="text">
      <style:text-properties fo:font-size="10pt" officeooo:rsid="025d598d" style:font-size-asian="10pt" style:font-size-complex="10pt"/>
    </style:style>
    <style:style style:name="T37" style:family="text">
      <style:text-properties fo:font-size="10pt" officeooo:rsid="0279daea" style:font-size-asian="10pt" style:font-size-complex="10pt"/>
    </style:style>
    <style:style style:name="T38" style:family="text">
      <style:text-properties officeooo:rsid="0267de5b"/>
    </style:style>
    <style:style style:name="T39" style:family="text">
      <style:text-properties officeooo:rsid="0264949e"/>
    </style:style>
    <style:style style:name="T40" style:family="text">
      <style:text-properties officeooo:rsid="0286637d"/>
    </style:style>
    <style:style style:name="T41" style:family="text">
      <style:text-properties officeooo:rsid="02747497"/>
    </style:style>
    <style:style style:name="T42" style:family="text">
      <style:text-properties fo:font-size="10pt" officeooo:rsid="027341dd" style:font-size-asian="10pt" style:font-size-complex="10pt"/>
    </style:style>
    <style:style style:name="T43" style:family="text">
      <style:text-properties fo:font-size="10pt" officeooo:rsid="0274939b" style:font-size-asian="10pt" style:font-size-complex="10pt"/>
    </style:style>
    <style:style style:name="T44" style:family="text">
      <style:text-properties officeooo:rsid="0277d415"/>
    </style:style>
    <style:style style:name="T45" style:family="text">
      <style:text-properties fo:font-size="10pt" officeooo:rsid="027bb64c" style:font-size-asian="10pt" style:font-size-complex="10pt"/>
    </style:style>
    <style:style style:name="T46" style:family="text">
      <style:text-properties officeooo:rsid="02672f10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officeooo:rsid="025e46cc"/>
    </style:style>
    <style:style style:name="T49" style:family="text">
      <style:text-properties officeooo:rsid="026ecec1"/>
    </style:style>
    <style:style style:name="T50" style:family="text">
      <style:text-properties officeooo:rsid="026e928a"/>
    </style:style>
    <style:style style:name="T51" style:family="text">
      <style:text-properties fo:font-size="10pt" officeooo:rsid="025e46cc" style:font-size-asian="10pt" style:font-size-complex="10pt"/>
    </style:style>
    <style:style style:name="T52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3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language="en" fo:country="US"/>
    </style:style>
    <style:style style:name="T59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" style:family="text">
      <style:text-properties fo:color="#000080" loext:opacity="100%" style:text-line-through-style="none" style:text-line-through-type="none" style:font-name="Liberation Sans1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language="en" fo:country="US" fo:font-weight="bold" style:font-weight-asian="bold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style:text-line-through-style="none" style:text-line-through-type="none" fo:language="en" fo:country="US" fo:font-style="normal" style:text-underline-style="none" fo:font-weight="normal" officeooo:rsid="0213df71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7" style:family="text">
      <style:text-properties style:text-line-through-style="none" style:text-line-through-type="none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68" style:family="text">
      <style:text-properties style:text-line-through-style="none" style:text-line-through-type="none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9" style:family="text">
      <style:text-properties style:text-line-through-style="none" style:text-line-through-type="none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70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style:text-line-through-style="none" style:text-line-through-type="none" fo:language="en" fo:country="US" fo:font-style="normal" style:text-underline-style="none" fo:font-weight="normal" officeooo:rsid="0062cf86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2" style:family="text">
      <style:text-properties style:text-line-through-style="none" style:text-line-through-type="none" fo:language="en" fo:country="US" fo:font-style="normal" style:text-underline-style="none" fo:font-weight="bold" officeooo:rsid="0062cf86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a4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a606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0b5cb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a4eb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355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355c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f61c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US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fo:font-weight="normal" officeooo:rsid="01867e7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fo:font-weight="normal" officeooo:rsid="0191218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en" fo:country="US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06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107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6ca0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808080" loext:opacity="100%" style:font-name="Liberation Sans1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font-variant="normal" fo:text-transform="none" style:text-line-through-style="none" style:text-line-through-type="none" style:font-name="Liberation Sans1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officeooo:rsid="020686f0"/>
    </style:style>
    <style:style style:name="T119" style:family="text">
      <style:text-properties officeooo:rsid="01e96954"/>
    </style:style>
    <style:style style:name="T120" style:family="text">
      <style:text-properties fo:language="en" fo:country="US" officeooo:rsid="020686f0"/>
    </style:style>
    <style:style style:name="T121" style:family="text">
      <style:text-properties officeooo:rsid="0271726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Create backup</text:span></text:span><text:span text:style-name="Emphasis"><text:span text:style-name="T7"> (</text:span></text:span><text:span text:style-name="Emphasis"><text:span text:style-name="T8">o</text:span></text:span><text:span text:style-name="Emphasis"><text:span text:style-name="T9">n</text:span></text:span><text:span text:style-name="Emphasis"><text:span text:style-name="T7"> </text:span></text:span><text:span text:style-name="Emphasis"><text:span text:style-name="T10">W</text:span></text:span><text:span text:style-name="Emphasis"><text:span text:style-name="T9">indows</text:span></text:span><text:span text:style-name="Emphasis"><text:span text:style-name="T7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Disconnect</text:span> your Internet connection so that no new emails can arrive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Turn off</text:span> your virus scanner because scanning slows down the backup process.</text:p>
          </table:table-cell>
        </table:table-row>
        <table:table-row table:style-name="Tabel6.1">
          <table:table-cell table:style-name="Tabel6.A1" office:value-type="string">
            <text:p text:style-name="P8"/>
          </table:table-cell>
          <table:table-cell table:style-name="Tabel6.A1" office:value-type="string">
            <text:p text:style-name="P9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1">☐</text:span></text:span></text:p>
          </table:table-cell>
          <table:table-cell table:style-name="Tabel6.A1" office:value-type="string">
            <text:p text:style-name="P10">Collect computer name and usernames, see page 4.</text:p>
          </table:table-cell>
        </table:table-row>
        <table:table-row table:style-name="Tabel6.1">
          <table:table-cell table:style-name="Tabel6.A1" office:value-type="string">
            <text:p text:style-name="P11"><text:span text:style-name="Strong_20_Emphasis"><text:span text:style-name="T11">☐</text:span></text:span></text:p>
          </table:table-cell>
          <table:table-cell table:style-name="Tabel6.A1" office:value-type="string">
            <text:p text:style-name="P12"><text:span text:style-name="T13">Collect E-mail addresses and mail server addresses </text:span><text:span text:style-name="Emphasis"><text:span text:style-name="T14">per user</text:span></text:span><text:span text:style-name="T13">, including usernames and passwords, see page 4.</text:span></text:p>
          </table:table-cell>
        </table:table-row>
        <table:table-row table:style-name="Tabel6.1">
          <table:table-cell table:style-name="Tabel6.A1" office:value-type="string">
            <text:p text:style-name="P11"/>
          </table:table-cell>
          <table:table-cell table:style-name="Tabel6.A1" office:value-type="string">
            <text:p text:style-name="P12"/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Emphasis"><text:span text:style-name="T15"> </text:span></text:span><text:span text:style-name="Emphasis"><text:span text:style-name="T16">data from the</text:span></text:span><text:span text:style-name="Emphasis"><text:span text:style-name="T17"> browser app</text:span></text:span><text:span text:style-name="Emphasis"><text:span text:style-name="T17"><text:note text:id="ftn1" text:note-class="footnote"><text:note-citation>1</text:note-citation><text:note-body><text:p text:style-name="P15">See the table “Browser app migration from Windows to Linux” on the <text:span text:style-name="T18">next</text:span> page.</text:p></text:note-body></text:note></text:span></text:span><text:span text:style-name="Emphasis"><text:span text:style-name="T19">.<text:line-break/></text:span></text:span><text:span text:style-name="Emphasis"><text:span text:style-name="T20">User</text:span></text:span><text:span text:style-name="Emphasis"><text:span text:style-name="T21"> 1 - 4</text:span></text:span><text:span text:style-name="Emphasis"><text:span text:style-name="T22"><text:line-break/></text:span></text:span><text:span text:style-name="Strong_20_Emphasis"><text:span text:style-name="T23">☐ ☐ ☐ ☐</text:span></text:span></text:p>
          </table:table-cell>
        </table:table-row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T24"> </text:span><text:span text:style-name="Emphasis"><text:span text:style-name="T16">data from the</text:span></text:span><text:span text:style-name="Emphasis"><text:span text:style-name="T17"> </text:span></text:span><text:span text:style-name="Emphasis"><text:span text:style-name="T25">mail </text:span></text:span><text:span text:style-name="Emphasis"><text:span text:style-name="T17">app</text:span></text:span><text:span text:style-name="Emphasis"><text:span text:style-name="T26"><text:note text:id="ftn2" text:note-class="footnote"><text:note-citation>2</text:note-citation><text:note-body><text:p text:style-name="P16">See the table “<text:span text:style-name="T27">Mail</text:span> app migration from Windows to Linux” on the <text:span text:style-name="T28">next</text:span> page.</text:p></text:note-body></text:note></text:span></text:span><text:span text:style-name="T22">.<text:line-break/></text:span><text:span text:style-name="T20">User</text:span><text:span text:style-name="T21"> 1 - 4</text:span><text:span text:style-name="T22"><text:line-break/></text:span><text:span text:style-name="Strong_20_Emphasis"><text:span text:style-name="T23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1"><text:span text:style-name="Strong_20_Emphasis"><text:span text:style-name="T11">☐</text:span></text:span></text:p>
          </table:table-cell>
          <table:table-cell table:style-name="Tabel5.A1" office:value-type="string">
            <text:p text:style-name="P17"><text:span text:style-name="T29">Copy</text:span><text:span text:style-name="T24"> </text:span><text:span text:style-name="Emphasis"><text:span text:style-name="T15">per </text:span></text:span><text:span text:style-name="Emphasis"><text:span text:style-name="T7">user</text:span></text:span><text:span text:style-name="Emphasis"><text:span text:style-name="T15"> </text:span></text:span><text:span text:style-name="T30">C:\Users\&lt;</text:span><text:span text:style-name="T29">Username</text:span><text:span text:style-name="T30">&gt; </text:span><text:span text:style-name="T31">to an external hard disk</text:span><text:span text:style-name="T22">.<text:line-break/></text:span><text:span text:style-name="T20">User</text:span><text:span text:style-name="T21"> 1 - 4</text:span><text:span text:style-name="T22"><text:line-break/></text:span><text:span text:style-name="Strong_20_Emphasis"><text:span text:style-name="T23">☐ ☐ ☐ ☐</text:span></text:span></text:p>
          </table:table-cell>
        </table:table-row>
      </table:table>
      <text:p text:style-name="P18"/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19">Browser app migrat<text:span text:style-name="T32">ion</text:span> <text:span text:style-name="T32">from</text:span><text:span text:style-name="T33"> Windows </text:span><text:span text:style-name="T32">to</text:span><text:span text:style-name="T33">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20"><text:span text:style-name="T32">In use on</text:span><text:span text:style-name="T34"> </text:span>Windows</text:p>
          </table:table-cell>
          <table:table-cell table:style-name="Tabel4.C2" office:value-type="string">
            <text:p text:style-name="P20">Linux <text:span text:style-name="T32">replacement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3">☐</text:span></text:span></text:p>
          </table:table-cell>
          <table:table-cell table:style-name="Tabel4.A2" office:value-type="string">
            <text:p text:style-name="P22">Microsoft Edge <text:span text:style-name="T35">(export Favorite</text:span><text:span text:style-name="T32">s</text:span><text:span text:style-name="T35">)<text:line-break/></text:span><text:span text:style-name="T36">C:\Users\&lt;Username&gt;\AppData\Local\Microsoft\Edge\User Data\Default</text:span><text:span text:style-name="T37">\</text:span></text:p>
          </table:table-cell>
          <table:table-cell table:style-name="Tabel4.C2" office:value-type="string">
            <text:p text:style-name="P23">Microsoft Edge <text:span text:style-name="T35">(import Favorite</text:span><text:span text:style-name="T32">s</text:span><text:span text:style-name="T35">)<text:line-break/></text:span><text:span text:style-name="T36">~/.config/microsoft-edge/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3">☐</text:span></text:span></text:p>
          </table:table-cell>
          <table:table-cell table:style-name="Tabel4.A2" office:value-type="string">
            <text:p text:style-name="P23">Mozilla Firefox <text:span text:style-name="T35">(export </text:span><text:span text:style-name="T38">Bookmarks</text:span><text:span text:style-name="T35">), </text:span><text:span text:style-name="T39">see</text:span><text:span text:style-name="T40"> </text:span><text:span text:style-name="User_20_Entry"><text:span text:style-name="T41">about:profiles</text:span></text:span><text:span text:style-name="T41">:</text:span><text:span text:style-name="T35"><text:line-break/></text:span><text:span text:style-name="T42">C:\Users\</text:span><text:span text:style-name="T36">&lt;Username&gt;\</text:span><text:span text:style-name="T42">AppData\Roaming\M</text:span><text:span text:style-name="T43">o</text:span><text:span text:style-name="T42">zilla\Firefox\Profiles\</text:span></text:p>
          </table:table-cell>
          <table:table-cell table:style-name="Tabel4.C2" office:value-type="string">
            <text:p text:style-name="P23">Mozilla Firefox <text:span text:style-name="T35">(import </text:span><text:span text:style-name="T38">Bookmarks</text:span><text:span text:style-name="T35">), </text:span><text:span text:style-name="T39">see</text:span><text:span text:style-name="T44"> </text:span><text:span text:style-name="User_20_Entry"><text:span text:style-name="T41">about:profiles</text:span></text:span><text:span text:style-name="T41">:</text:span><text:span text:style-name="T35"><text:line-break/></text:span><text:span text:style-name="T36">~/.mozilla/firefox/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3">☐</text:span></text:span></text:p>
          </table:table-cell>
          <table:table-cell table:style-name="Tabel4.A2" office:value-type="string">
            <text:p text:style-name="P22">Google Chrome <text:span text:style-name="T35">(export </text:span><text:span text:style-name="T38">Bookmarks</text:span><text:span text:style-name="T35">)<text:line-break/></text:span><text:span text:style-name="T36">C:\Users\&lt;Username&gt;\AppData\Local\Google\Chrome\User Data</text:span><text:span text:style-name="T45">\</text:span></text:p>
          </table:table-cell>
          <table:table-cell table:style-name="Tabel4.C2" office:value-type="string">
            <text:p text:style-name="P22">Google Chrome <text:span text:style-name="T35">(import </text:span><text:span text:style-name="T38">Bookmarks</text:span><text:span text:style-name="T35">)<text:line-break/></text:span><text:span text:style-name="T36">~/.config/google-chrome/</text:span></text:p>
          </table:table-cell>
        </table:table-row>
      </table:table>
      <text:p text:style-name="P18"/>
      <text:p text:style-name="P18"><text:tab/></text:p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table:number-columns-spanned="3" office:value-type="string">
            <text:p text:style-name="P19">Mail app migrati<text:span text:style-name="T39">on</text:span> <text:span text:style-name="T39">from</text:span><text:span text:style-name="T33"> Windows </text:span><text:span text:style-name="T39">to</text:span><text:span text:style-name="T33"> Linux</text:span></text:p>
          </table:table-cell>
          <table:covered-table-cell/>
          <table:covered-table-cell/>
        </table:table-row>
        <table:table-row>
          <table:table-cell table:style-name="Tabel7.A2" office:value-type="string">
            <text:p text:style-name="P21"><text:span text:style-name="Strong_20_Emphasis"><text:span text:style-name="T23"/></text:span></text:p>
          </table:table-cell>
          <table:table-cell table:style-name="Tabel7.A2" office:value-type="string">
            <text:p text:style-name="P24"><text:span text:style-name="T32">In use on</text:span><text:span text:style-name="T34"> </text:span>Windows</text:p>
          </table:table-cell>
          <table:table-cell table:style-name="Tabel7.C2" office:value-type="string">
            <text:p text:style-name="P24">Linux <text:span text:style-name="T32">replacement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3">☐</text:span></text:span></text:p>
          </table:table-cell>
          <table:table-cell table:style-name="Tabel7.A2" office:value-type="string">
            <text:p text:style-name="P22">Microsoft Outlook (export PST/OST <text:span text:style-name="T46">file</text:span>)<text:line-break/><text:span text:style-name="T47">C:\Users\&lt;Username&gt;\Documents\Outlook Files\ </text:span></text:p>
          </table:table-cell>
          <table:table-cell table:style-name="Tabel7.C2" office:value-type="string">
            <text:p text:style-name="P22">Evolution (import PST/OST <text:span text:style-name="T46">file</text:span>)<text:line-break/><text:span text:style-name="T47">~/.local/share/evolution/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3">☐</text:span></text:span></text:p>
          </table:table-cell>
          <table:table-cell table:style-name="Tabel7.A2" office:value-type="string">
            <text:p text:style-name="P25">Windows Mail (export <text:span text:style-name="T35">emails + </text:span><text:span text:style-name="T48">ad</text:span><text:span text:style-name="T49">d</text:span><text:span text:style-name="T48">re</text:span><text:span text:style-name="T50">s</text:span><text:span text:style-name="T48">s bo</text:span><text:span text:style-name="T46">o</text:span><text:span text:style-name="T48">k)<text:line-break/></text:span><text:span text:style-name="T51">C:\Users\</text:span><text:span text:style-name="T36">&lt;Username&gt;</text:span><text:span text:style-name="T51">\AppData\Local\Comms\Unistore\data</text:span><text:span text:style-name="T37">\</text:span></text:p>
          </table:table-cell>
          <table:table-cell table:style-name="Tabel7.C2" office:value-type="string">
            <text:p text:style-name="P25">Thunderbird (import <text:span text:style-name="T35">emails + </text:span><text:span text:style-name="T48">ad</text:span><text:span text:style-name="T50">d</text:span><text:span text:style-name="T48">res</text:span><text:span text:style-name="T50">s </text:span><text:span text:style-name="T48">bo</text:span><text:span text:style-name="T46">o</text:span><text:span text:style-name="T48">k)<text:line-break/></text:span><text:span text:style-name="T51">~/.thunderbird/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3">☐</text:span></text:span></text:p>
          </table:table-cell>
          <table:table-cell table:style-name="Tabel7.A2" office:value-type="string">
            <text:p text:style-name="P22">Thunderbird (export <text:span text:style-name="T35">emails + </text:span><text:span text:style-name="T48">ad</text:span><text:span text:style-name="T50">d</text:span><text:span text:style-name="T48">res</text:span><text:span text:style-name="T50">s</text:span><text:span text:style-name="T48"> bo</text:span><text:span text:style-name="T46">o</text:span><text:span text:style-name="T48">k)<text:line-break/></text:span><text:span text:style-name="T51">C:\</text:span><text:span text:style-name="T42">Users</text:span><text:span text:style-name="T51">\</text:span><text:span text:style-name="T36">&lt;Username&gt;\</text:span><text:span text:style-name="T51">AppData\Roaming\Thunderbird\Profiles</text:span><text:span text:style-name="T37">\</text:span></text:p>
          </table:table-cell>
          <table:table-cell table:style-name="Tabel7.C2" office:value-type="string">
            <text:p text:style-name="P22">Thunderbird (import <text:span text:style-name="T35">emails + </text:span><text:span text:style-name="T48">ad</text:span><text:span text:style-name="T50">d</text:span><text:span text:style-name="T48">res</text:span><text:span text:style-name="T50">s</text:span><text:span text:style-name="T48"> bo</text:span><text:span text:style-name="T46">o</text:span><text:span text:style-name="T48">k)<text:line-break/></text:span><text:span text:style-name="T51">~/.thunderbird/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3">☐</text:span></text:span></text:p>
          </table:table-cell>
          <table:table-cell table:style-name="Tabel7.A2" office:value-type="string">
            <text:p text:style-name="P22">Webmail</text:p>
          </table:table-cell>
          <table:table-cell table:style-name="Tabel7.C2" office:value-type="string">
            <text:p text:style-name="P22">Webmail</text:p>
          </table:table-cell>
        </table:table-row>
      </table:table>
      <text:p text:style-name="P18"/>
      <text:p text:style-name="P18"/>
      <text:list text:continue-numbering="true" text:style-name="L1">
        <text:list-item>
          <text:p text:style-name="P26"><text:span text:style-name="Strong_20_Emphasis"><text:span text:style-name="T52">Install </text:span></text:span><text:span text:style-name="Strong_20_Emphasis"><text:span text:style-name="T53">Linux</text:span></text:span></text:p>
        </text:list-item>
      </text:list>
      <text:p text:style-name="P27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28"><text:span text:style-name="Strong_20_Emphasis"><text:span text:style-name="T23">☐</text:span></text:span></text:p>
          </table:table-cell>
          <table:table-cell table:style-name="_32_._5f_Ubuntu_5f_installeren.A1" office:value-type="string">
            <text:p text:style-name="P29"><text:span text:style-name="T54">Install </text:span><text:span text:style-name="T55">Linux </text:span><text:span text:style-name="T54">according to the </text:span><text:span text:style-name="T56">Checklist i</text:span><text:span text:style-name="T57">nstallation</text:span><text:span text:style-name="T54"><text:note text:id="ftn3" text:note-class="footnote"><text:note-citation>1</text:note-citation><text:note-body><text:p text:style-name="P30"><text:span text:style-name="T58">Checklist installation can be found </text:span><text:span text:style-name="Strong_20_Emphasis"><text:span text:style-name="T59">at </text:span></text:span><text:a xlink:type="simple" xlink:href="https://karelzimmer.nl/html/en/home.html" text:style-name="Internet_20_link" text:visited-style-name="Visited_20_Internet_20_Link"><text:span text:style-name="Strong_20_Emphasis"><text:span text:style-name="T60">karelzimmer.nl/en</text:span></text:span></text:a><text:span text:style-name="Strong_20_Emphasis"><text:span text:style-name="T59">, under</text:span></text:span><text:span text:style-name="T58"> </text:span><text:span text:style-name="T61">Linux</text:span><text:span text:style-name="T58">.</text:span></text:p></text:note-body></text:note></text:span><text:span text:style-name="T54">.</text:span></text:p>
          </table:table-cell>
        </table:table-row>
      </table:table>
      <text:p text:style-name="P31"><text:tab/></text:p>
      <text:list text:continue-numbering="true" text:style-name="L1">
        <text:list-item>
          <text:p text:style-name="P32"><text:soft-page-break/><text:span text:style-name="Strong_20_Emphasis"><text:span text:style-name="T62">Restore backup</text:span></text:span><text:span text:style-name="Emphasis"><text:span text:style-name="T63"> (on Linux)</text:span></text:span><text:span text:style-name="T64"><text:line-break/></text:span></text:p>
          <text:p text:style-name="P33"><text:span text:style-name="Emphasis"><text:span text:style-name="T65">The actions in this chapter must be performed per user.</text:span></text:span></text:p>
        </text:list-item>
      </text:list>
      <text:p text:style-name="P34"/>
      <text:p text:style-name="P35"><text:span text:style-name="T66"><text:tab/></text:span><text:span text:style-name="T67">User</text:span><text:span text:style-name="T68"> 1 - 4</text:span><text:span text:style-name="T69"><text:line-break/><text:tab/></text:span><text:span text:style-name="Strong_20_Emphasis"><text:span text:style-name="T70">☐ ☐ ☐ ☐<text:tab/></text:span></text:span><text:span text:style-name="T71">Make sure there is </text:span><text:span text:style-name="T72">no</text:span><text:span text:style-name="T71"> Internet connection so that no new e-mails can arrive.</text:span></text:p>
      <text:p text:style-name="P36"><text:tab/><text:span text:style-name="Strong_20_Emphasis"><text:span text:style-name="T23">☐ ☐ ☐ ☐<text:tab/></text:span></text:span><text:span text:style-name="T73">Connect the external hard disk.</text:span></text:p>
      <text:p text:style-name="P36"><text:tab/><text:span text:style-name="Strong_20_Emphasis"><text:span text:style-name="T23">☐ ☐ ☐ ☐<text:tab/></text:span></text:span><text:span text:style-name="T74">Copy</text:span><text:span text:style-name="T64"> </text:span><text:span text:style-name="T75">M</text:span><text:span text:style-name="T76">y</text:span><text:span text:style-name="T75"> </text:span><text:span text:style-name="T76">Documents</text:span><text:span text:style-name="T75">, </text:span><text:span text:style-name="T77">etc</text:span><text:span text:style-name="T64">.</text:span></text:p>
      <text:p text:style-name="P37"><text:tab/><text:span text:style-name="Strong_20_Emphasis"><text:span text:style-name="T23">☐ ☐ ☐ ☐<text:tab/></text:span></text:span><text:span text:style-name="Strong_20_Emphasis"><text:span text:style-name="T78">Copy</text:span></text:span><text:span text:style-name="Strong_20_Emphasis"><text:span text:style-name="T79"> browser </text:span></text:span><text:span text:style-name="Strong_20_Emphasis"><text:span text:style-name="T80">app </text:span></text:span><text:span text:style-name="Strong_20_Emphasis"><text:span text:style-name="T79">profi</text:span></text:span><text:span text:style-name="Strong_20_Emphasis"><text:span text:style-name="T81">le files</text:span></text:span><text:span text:style-name="Strong_20_Emphasis"><text:span text:style-name="T82"> </text:span></text:span><text:span text:style-name="Strong_20_Emphasis"><text:span text:style-name="T83">and</text:span></text:span><text:span text:style-name="Strong_20_Emphasis"><text:span text:style-name="T84"> import browser app </text:span></text:span><text:span text:style-name="Strong_20_Emphasis"><text:span text:style-name="T85">data</text:span></text:span><text:span text:style-name="Strong_20_Emphasis"><text:span text:style-name="T86"><text:note text:id="ftn4" text:note-class="footnote"><text:note-citation>1</text:note-citation><text:note-body><text:p text:style-name="P38">See the table “Browser app migration from Windows to Linux” on the previous page.</text:p></text:note-body></text:note></text:span></text:span><text:span text:style-name="Strong_20_Emphasis"><text:span text:style-name="T82">.</text:span></text:span></text:p>
      <text:p text:style-name="P37"><text:span text:style-name="Strong_20_Emphasis"><text:span text:style-name="T87"><text:tab/></text:span></text:span><text:span text:style-name="Strong_20_Emphasis"><text:span text:style-name="T23">☐ ☐ ☐ ☐</text:span></text:span><text:span text:style-name="Strong_20_Emphasis"><text:span text:style-name="T87"><text:tab/></text:span></text:span><text:span text:style-name="Strong_20_Emphasis"><text:span text:style-name="T81">Copy</text:span></text:span><text:span text:style-name="Strong_20_Emphasis"><text:span text:style-name="T79"> </text:span></text:span><text:span text:style-name="Strong_20_Emphasis"><text:span text:style-name="T88">mail </text:span></text:span><text:span text:style-name="Strong_20_Emphasis"><text:span text:style-name="T80">app </text:span></text:span><text:span text:style-name="Strong_20_Emphasis"><text:span text:style-name="T79">profi</text:span></text:span><text:span text:style-name="Strong_20_Emphasis"><text:span text:style-name="T81">le files</text:span></text:span><text:span text:style-name="Strong_20_Emphasis"><text:span text:style-name="T82"> </text:span></text:span><text:span text:style-name="Strong_20_Emphasis"><text:span text:style-name="T83">and</text:span></text:span><text:span text:style-name="Strong_20_Emphasis"><text:span text:style-name="T84"> import </text:span></text:span><text:span text:style-name="Strong_20_Emphasis"><text:span text:style-name="T85">mail </text:span></text:span><text:span text:style-name="Strong_20_Emphasis"><text:span text:style-name="T84">app </text:span></text:span><text:span text:style-name="Strong_20_Emphasis"><text:span text:style-name="T85">data</text:span></text:span><text:span text:style-name="Strong_20_Emphasis"><text:span text:style-name="T86"><text:note text:id="ftn5" text:note-class="footnote"><text:note-citation>2</text:note-citation><text:note-body><text:p text:style-name="P38">See the table “<text:span text:style-name="T27">Mail</text:span> app migration from Windows to Linux” on the previous page.</text:p></text:note-body></text:note></text:span></text:span><text:span text:style-name="Strong_20_Emphasis"><text:span text:style-name="T82">.</text:span></text:span></text:p>
      <text:p text:style-name="P39"><text:tab/><text:span text:style-name="Strong_20_Emphasis"><text:span text:style-name="T23">☐ ☐ ☐ ☐</text:span></text:span><text:span text:style-name="Strong_20_Emphasis"><text:span text:style-name="T87"><text:tab/></text:span></text:span><text:span text:style-name="T89">Remove unnecessary Windows files via </text:span><text:span text:style-name="Strong_20_Emphasis"><text:span text:style-name="T90">Terminal</text:span></text:span><text:span text:style-name="T89"> and the following command line:</text:span><text:span text:style-name="T91"><text:line-break/></text:span></text:p>
      <text:list text:continue-numbering="true" text:style-name="L1">
        <text:list-header>
          <text:p text:style-name="P40"><text:span text:style-name="User_20_Entry"><text:span text:style-name="T92">f</text:span></text:span><text:span text:style-name="User_20_Entry"><text:span text:style-name="T93">ind </text:span></text:span><text:span text:style-name="User_20_Entry"><text:span text:style-name="T94">$HOME</text:span></text:span><text:span text:style-name="User_20_Entry"><text:span text:style-name="T93"> -type f -</text:span></text:span><text:span text:style-name="User_20_Entry"><text:span text:style-name="T95">i</text:span></text:span><text:span text:style-name="User_20_Entry"><text:span text:style-name="T93">name </text:span></text:span><text:span text:style-name="User_20_Entry"><text:span text:style-name="T96">d</text:span></text:span><text:span text:style-name="User_20_Entry"><text:span text:style-name="T93">esktop.ini -</text:span></text:span><text:span text:style-name="User_20_Entry"><text:span text:style-name="T97">d</text:span></text:span><text:span text:style-name="User_20_Entry"><text:span text:style-name="T98">e</text:span></text:span><text:span text:style-name="User_20_Entry"><text:span text:style-name="T97">lete </text:span></text:span><text:span text:style-name="User_20_Entry"><text:span text:style-name="T99">-or </text:span></text:span><text:span text:style-name="User_20_Entry"><text:span text:style-name="T93">-type f -</text:span></text:span><text:span text:style-name="User_20_Entry"><text:span text:style-name="T100">i</text:span></text:span><text:span text:style-name="User_20_Entry"><text:span text:style-name="T93">name </text:span></text:span><text:span text:style-name="User_20_Entry"><text:span text:style-name="T100">t</text:span></text:span><text:span text:style-name="User_20_Entry"><text:span text:style-name="T93">humbs.db -</text:span></text:span><text:span text:style-name="User_20_Entry"><text:span text:style-name="T97">delete</text:span></text:span></text:p>
          <text:p text:style-name="P40"><text:span text:style-name="User_20_Entry"><text:span text:style-name="T92">f</text:span></text:span><text:span text:style-name="User_20_Entry"><text:span text:style-name="T93">ind </text:span></text:span><text:span text:style-name="User_20_Entry"><text:span text:style-name="T94">$HOME</text:span></text:span><text:span text:style-name="User_20_Entry"><text:span text:style-name="T93"> -type f -name '*.</text:span></text:span><text:span text:style-name="User_20_Entry"><text:span text:style-name="T101">lnk'</text:span></text:span><text:span text:style-name="User_20_Entry"><text:span text:style-name="T93"> -</text:span></text:span><text:span text:style-name="User_20_Entry"><text:span text:style-name="T97">delete -</text:span></text:span><text:span text:style-name="User_20_Entry"><text:span text:style-name="T102">or </text:span></text:span><text:span text:style-name="User_20_Entry"><text:span text:style-name="T93">-type f -</text:span></text:span><text:span text:style-name="User_20_Entry"><text:span text:style-name="T95">i</text:span></text:span><text:span text:style-name="User_20_Entry"><text:span text:style-name="T93">name '*.</text:span></text:span><text:span text:style-name="User_20_Entry"><text:span text:style-name="T103">exe'</text:span></text:span><text:span text:style-name="User_20_Entry"><text:span text:style-name="T93"> -</text:span></text:span><text:span text:style-name="User_20_Entry"><text:span text:style-name="T97">delete -</text:span></text:span><text:span text:style-name="User_20_Entry"><text:span text:style-name="T104">or </text:span></text:span><text:span text:style-name="User_20_Entry"><text:span text:style-name="T93">-type f -</text:span></text:span><text:span text:style-name="User_20_Entry"><text:span text:style-name="T104">name '~*' -delete</text:span></text:span><text:span text:style-name="User_20_Entry"><text:span text:style-name="T105"><text:line-break/></text:span></text:span></text:p>
          <text:p text:style-name="P41"><text:span text:style-name="User_20_Entry"><text:span text:style-name="T106">User</text:span></text:span><text:span text:style-name="User_20_Entry"><text:span text:style-name="T107"> 1 - 4</text:span></text:span></text:p>
        </text:list-header>
      </text:list>
      <text:p text:style-name="P39"><text:span text:style-name="T89"><text:tab/></text:span><text:span text:style-name="Strong_20_Emphasis"><text:span text:style-name="T23">☐ ☐ ☐ ☐</text:span></text:span><text:span text:style-name="Strong_20_Emphasis"><text:span text:style-name="T87"><text:tab/></text:span></text:span><text:span text:style-name="T73">Connect to the Internet so that new e-mails can arrive again.</text:span></text:p>
      <text:list text:style-name="L2">
        <text:list-header>
          <text:p text:style-name="P42"><text:span text:style-name="T89"><text:tab/></text:span><text:span text:style-name="Strong_20_Emphasis"><text:span text:style-name="T23">☐ ☐ ☐ ☐</text:span></text:span><text:span text:style-name="Strong_20_Emphasis"><text:span text:style-name="T87"><text:tab/></text:span></text:span><text:span text:style-name="T73">Start </text:span><text:span text:style-name="T108">the browser app</text:span><text:span text:style-name="T73"> and check the operation.</text:span></text:p>
          <text:p text:style-name="P43"><text:span text:style-name="T89"><text:tab/></text:span><text:span text:style-name="Strong_20_Emphasis"><text:span text:style-name="T23">☐ ☐ ☐ ☐</text:span></text:span><text:span text:style-name="Strong_20_Emphasis"><text:span text:style-name="T87"><text:tab/></text:span></text:span><text:span text:style-name="T73">Start </text:span><text:span text:style-name="T108">the mail app</text:span><text:span text:style-name="T73"> and check the operation.</text:span></text:p>
          <text:p text:style-name="P44"><text:span text:style-name="T109"/></text:p>
          <text:p text:style-name="P45"><text:span text:style-name="T109"><text:line-break/><text:tab/></text:span><text:span text:style-name="T110">End of checklist, the transfer is complete.</text:span></text:p>
        </text:list-header>
      </text:list>
      <text:p text:style-name="P46"/>
      <text:list text:continue-numbering="true" text:style-name="L2">
        <text:list-item>
          <text:list>
            <text:list-header>
              <text:p text:style-name="P47"><text:span text:style-name="T111">Written</text:span><text:span text:style-name="T112"> </text:span><text:span text:style-name="T111">by</text:span><text:span text:style-name="T112"> </text:span><text:a xlink:type="simple" xlink:href="mailto:info@karelzimmer.nl?subject=Checklist%20installation%20Linux" text:style-name="Internet_20_link" text:visited-style-name="Visited_20_Internet_20_Link"><text:span text:style-name="T113">Karel Zimmer</text:span></text:a><text:span text:style-name="T114">.</text:span></text:p>
              <text:p text:style-name="P47"><text:span text:style-name="T115">License </text:span><text:span text:style-name="T114">C</text:span><text:span text:style-name="T116">C0</text:span><text:span text:style-name="T114"> 1.0</text:span><text:span text:style-name="T117"> </text:span><text:span text:style-name="T117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17"><text:s/></text:span><text:span text:style-name="T117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17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8"><text:span text:style-name="T118">User </text:span>#</text:p>
            <text:p text:style-name="P49"/>
          </table:table-cell>
          <table:table-cell table:style-name="Tabel1.A1" table:number-rows-spanned="2" office:value-type="string">
            <text:p text:style-name="P50">Name</text:p>
            <text:p text:style-name="P51">(<text:span text:style-name="T118">e.g</text:span>. Jan <text:span text:style-name="T119">Jansen</text:span>)</text:p>
          </table:table-cell>
          <table:table-cell table:style-name="Tabel1.A1" table:number-rows-spanned="2" office:value-type="string">
            <text:p text:style-name="P50">Username</text:p>
            <text:p text:style-name="P51">(<text:span text:style-name="T118">e.g</text:span>. jan)</text:p>
          </table:table-cell>
          <table:table-cell table:style-name="Tabel1.D1" table:number-rows-spanned="2" office:value-type="string">
            <text:p text:style-name="P52">Password</text:p>
            <text:p text:style-name="P53"/>
          </table:table-cell>
          <table:table-cell table:style-name="Tabel1.E1" office:value-type="string">
            <text:p text:style-name="P54"/>
          </table:table-cell>
          <table:table-cell table:style-name="Tabel1.F1" office:value-type="string">
            <text:p text:style-name="P55">BIOS <text:span text:style-name="T118">password</text:span></text:p>
          </table:table-cell>
          <table:table-cell table:style-name="Tabel1.G1" office:value-type="string">
            <text:p text:style-name="P56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57">Wi<text:span text:style-name="T118">F</text:span>i netw<text:span text:style-name="T118">o</text:span>rk na<text:span text:style-name="T118">me</text:span></text:p>
          </table:table-cell>
          <table:table-cell table:style-name="Tabel1.G2" office:value-type="string">
            <text:p text:style-name="P56"/>
          </table:table-cell>
        </table:table-row>
        <table:table-row table:style-name="Tabel1.3">
          <table:table-cell table:style-name="Tabel1.A3" office:value-type="string">
            <text:p text:style-name="P58">1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6"/>
          </table:table-cell>
          <table:table-cell table:style-name="Tabel1.D3" office:value-type="string">
            <text:p text:style-name="P56"/>
          </table:table-cell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60">Network key</text:p>
          </table:table-cell>
          <table:table-cell table:style-name="Tabel1.G2" office:value-type="string">
            <text:p text:style-name="P56"/>
          </table:table-cell>
        </table:table-row>
        <table:table-row table:style-name="Tabel1.4">
          <table:table-cell table:style-name="Tabel1.A3" office:value-type="string">
            <text:p text:style-name="P58">2</text:p>
          </table:table-cell>
          <table:table-cell table:style-name="Tabel1.A3" office:value-type="string">
            <text:p text:style-name="P56"/>
          </table:table-cell>
          <table:table-cell table:style-name="Tabel1.A3" office:value-type="string">
            <text:p text:style-name="P56"/>
          </table:table-cell>
          <table:table-cell table:style-name="Tabel1.D3" office:value-type="string">
            <text:p text:style-name="P56"/>
          </table:table-cell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61">Router IP#</text:p>
          </table:table-cell>
          <table:table-cell table:style-name="Tabel1.G2" office:value-type="string">
            <text:p text:style-name="P56"/>
          </table:table-cell>
        </table:table-row>
        <table:table-row table:style-name="Tabel1.5">
          <table:table-cell table:style-name="Tabel1.A3" office:value-type="string">
            <text:p text:style-name="P62">3</text:p>
          </table:table-cell>
          <table:table-cell table:style-name="Tabel1.A3" office:value-type="string">
            <text:p text:style-name="P56"/>
          </table:table-cell>
          <table:table-cell table:style-name="Tabel1.A3" office:value-type="string">
            <text:p text:style-name="P56"/>
          </table:table-cell>
          <table:table-cell table:style-name="Tabel1.D3" office:value-type="string">
            <text:p text:style-name="P56"/>
          </table:table-cell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61">Router <text:span text:style-name="T118">user</text:span>/<text:span text:style-name="T118">passwd</text:span></text:p>
          </table:table-cell>
          <table:table-cell table:style-name="Tabel1.G2" office:value-type="string">
            <text:p text:style-name="P56"/>
          </table:table-cell>
        </table:table-row>
        <table:table-row table:style-name="Tabel1.6">
          <table:table-cell table:style-name="Tabel1.A3" office:value-type="string">
            <text:p text:style-name="P62">4</text:p>
          </table:table-cell>
          <table:table-cell table:style-name="Tabel1.A3" office:value-type="string">
            <text:p text:style-name="P56"/>
          </table:table-cell>
          <table:table-cell table:style-name="Tabel1.A3" office:value-type="string">
            <text:p text:style-name="P56"/>
          </table:table-cell>
          <table:table-cell table:style-name="Tabel1.D3" office:value-type="string">
            <text:p text:style-name="P56"/>
          </table:table-cell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63">TeamViewer ID</text:p>
          </table:table-cell>
          <table:table-cell table:style-name="Tabel1.G2" office:value-type="string">
            <text:p text:style-name="P56"/>
          </table:table-cell>
        </table:table-row>
      </table:table>
      <text:p text:style-name="P64"/>
      <table:table table:name="Tabel8" table:style-name="Tabel8">
        <table:table-column table:style-name="Tabel8.A"/>
        <table:table-column table:style-name="Tabel8.B"/>
        <table:table-column table:style-name="Tabel8.C"/>
        <table:table-column table:style-name="Tabel8.D"/>
        <table:table-column table:style-name="Tabel8.E"/>
        <table:table-column table:style-name="Tabel8.F"/>
        <table:table-column table:style-name="Tabel8.G"/>
        <table:table-row table:style-name="Tabel8.1">
          <table:table-cell table:style-name="Tabel8.A1" office:value-type="string">
            <text:p text:style-name="P65"><text:span text:style-name="T120">User </text:span><text:span text:style-name="T58">#</text:span></text:p>
          </table:table-cell>
          <table:table-cell table:style-name="Tabel8.A1" office:value-type="string">
            <text:p text:style-name="P66">Email nam<text:span text:style-name="T118">e</text:span></text:p>
          </table:table-cell>
          <table:table-cell table:style-name="Tabel8.A1" office:value-type="string">
            <text:p text:style-name="P66">Email <text:span text:style-name="T121">address</text:span></text:p>
          </table:table-cell>
          <table:table-cell table:style-name="Tabel8.A1" office:value-type="string">
            <text:p text:style-name="P67">User name</text:p>
          </table:table-cell>
          <table:table-cell table:style-name="Tabel8.A1" office:value-type="string">
            <text:p text:style-name="P68">Password</text:p>
          </table:table-cell>
          <table:table-cell table:style-name="Tabel8.A1" office:value-type="string">
            <text:p text:style-name="P66">Incoming mail server</text:p>
          </table:table-cell>
          <table:table-cell table:style-name="Tabel8.G1" office:value-type="string">
            <text:p text:style-name="P66">Outgoing mail server</text:p>
          </table:table-cell>
        </table:table-row>
        <table:table-row table:style-name="Tabel8.2">
          <table:table-cell table:style-name="Tabel8.A2" office:value-type="string">
            <text:p text:style-name="P69"/>
          </table:table-cell>
          <table:table-cell table:style-name="Tabel8.A2" office:value-type="string">
            <text:p text:style-name="P70"/>
          </table:table-cell>
          <table:table-cell table:style-name="Tabel8.A2" office:value-type="string">
            <text:p text:style-name="P71"/>
          </table:table-cell>
          <table:table-cell table:style-name="Tabel8.A2" office:value-type="string">
            <text:p text:style-name="P69"/>
          </table:table-cell>
          <table:table-cell table:style-name="Tabel8.A2" office:value-type="string">
            <text:p text:style-name="P69"/>
          </table:table-cell>
          <table:table-cell table:style-name="Tabel8.A2" office:value-type="string">
            <text:p text:style-name="P69"/>
          </table:table-cell>
          <table:table-cell table:style-name="Tabel8.G2" office:value-type="string">
            <text:p text:style-name="P69"/>
          </table:table-cell>
        </table:table-row>
        <table:table-row table:style-name="Tabel8.3">
          <table:table-cell table:style-name="Tabel8.A3" office:value-type="string">
            <text:p text:style-name="P69"/>
          </table:table-cell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69"/>
          </table:table-cell>
          <table:table-cell table:style-name="Tabel8.A3" office:value-type="string">
            <text:p text:style-name="P69"/>
          </table:table-cell>
          <table:table-cell table:style-name="Tabel8.A3" office:value-type="string">
            <text:p text:style-name="P69"/>
          </table:table-cell>
          <table:table-cell table:style-name="Tabel8.G3" office:value-type="string">
            <text:p text:style-name="P69"/>
          </table:table-cell>
        </table:table-row>
        <table:table-row table:style-name="Tabel8.4">
          <table:table-cell table:style-name="Tabel8.A3" office:value-type="string">
            <text:p text:style-name="P69"/>
          </table:table-cell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69"/>
          </table:table-cell>
          <table:table-cell table:style-name="Tabel8.A3" office:value-type="string">
            <text:p text:style-name="P69"/>
          </table:table-cell>
          <table:table-cell table:style-name="Tabel8.A3" office:value-type="string">
            <text:p text:style-name="P69"/>
          </table:table-cell>
          <table:table-cell table:style-name="Tabel8.G3" office:value-type="string">
            <text:p text:style-name="P69"/>
          </table:table-cell>
        </table:table-row>
        <table:table-row table:style-name="Tabel8.5">
          <table:table-cell table:style-name="Tabel8.A3" office:value-type="string">
            <text:p text:style-name="P69"/>
          </table:table-cell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69"/>
          </table:table-cell>
          <table:table-cell table:style-name="Tabel8.A3" office:value-type="string">
            <text:p text:style-name="P69"/>
          </table:table-cell>
          <table:table-cell table:style-name="Tabel8.A3" office:value-type="string">
            <text:p text:style-name="P69"/>
          </table:table-cell>
          <table:table-cell table:style-name="Tabel8.G3" office:value-type="string">
            <text:p text:style-name="P69"/>
          </table:table-cell>
        </table:table-row>
        <table:table-row table:style-name="Tabel8.5">
          <table:table-cell table:style-name="Tabel8.A3" office:value-type="string">
            <text:p text:style-name="P69"/>
          </table:table-cell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69"/>
          </table:table-cell>
          <table:table-cell table:style-name="Tabel8.A3" office:value-type="string">
            <text:p text:style-name="P69"/>
          </table:table-cell>
          <table:table-cell table:style-name="Tabel8.A3" office:value-type="string">
            <text:p text:style-name="P69"/>
          </table:table-cell>
          <table:table-cell table:style-name="Tabel8.G3" office:value-type="string">
            <text:p text:style-name="P69"/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11-11T09:57:44.956748415">11/11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11-11T09:57:44.958385401">11/11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11T09:57:44.877733005</dc:date>
    <meta:print-date>2014-01-05T10:21:33.960023988</meta:print-date>
    <meta:keyword>Installatie</meta:keyword>
    <meta:keyword>Checklist</meta:keyword>
    <meta:keyword>Linux</meta:keyword>
    <meta:editing-cycles>2542</meta:editing-cycles>
    <meta:editing-duration>P5DT6H43M15S</meta:editing-duration>
    <meta:printed-by>Karel Zimmer</meta:printed-by>
    <dc:creator>Karel Zimmer</dc:creator>
    <meta:document-statistic meta:table-count="8" meta:image-count="2" meta:object-count="0" meta:page-count="4" meta:paragraph-count="97" meta:word-count="552" meta:character-count="3602" meta:non-whitespace-character-count="3052"/>
    <meta:user-defined meta:name="Info 1"/>
    <meta:user-defined meta:name="Info 2"/>
    <meta:user-defined meta:name="Info 3"/>
    <meta:user-defined meta:name="Info 4"/>
  </office:meta>
</office:document-meta>
</file>